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946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3.532cm"/>
    </style:style>
    <style:style style:name="gr3" style:family="graphic" style:parent-style-name="standard">
      <style:graphic-properties draw:textarea-horizontal-align="justify" draw:textarea-vertical-align="middle" draw:auto-grow-height="false" fo:min-height="0.884cm" fo:min-width="3.7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1.6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7cm" svg:height="2.7cm" svg:x="6.6cm" svg:y="2.1cm">
          <text:p text:style-name="P1">START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5.7cm" svg:height="2.2cm" svg:x="1.6cm" svg:y="22.2cm">
          <text:p text:style-name="P1">STOP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8cm" svg:height="1.8cm" svg:x="6.8cm" svg:y="6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0.45cm" svg:y1="4.8cm" svg:x2="11.05cm" svg:y2="6cm" draw:start-shape="id1" draw:start-glue-point="8" draw:end-shape="id2" draw:end-glue-point="4" svg:d="M10450 4800l600 1200" svg:viewBox="0 0 601 1201">
          <text:p/>
        </draw:connector>
        <draw:custom-shape draw:style-name="gr5" draw:text-style-name="P1" xml:id="id3" draw:id="id3" draw:layer="layout" svg:width="5.5cm" svg:height="2cm" svg:x="6.6cm" svg:y="9.3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3cm" svg:height="4.4cm" svg:x="7.3cm" svg:y="13.2cm">
          <text:p text:style-name="P1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35cm" svg:y1="11.3cm" svg:x2="9.45cm" svg:y2="13.2cm" draw:start-shape="id3" draw:start-glue-point="2" draw:end-shape="id4" svg:d="M9350 11300l100 1900" svg:viewBox="0 0 101 1901">
          <text:p/>
        </draw:connector>
        <draw:connector draw:style-name="gr4" draw:text-style-name="P2" draw:layer="layout" draw:type="line" svg:x1="9.35cm" svg:y1="7.8cm" svg:x2="9.35cm" svg:y2="9.3cm" draw:start-shape="id2" draw:start-glue-point="7" draw:end-shape="id3" draw:end-glue-point="0" svg:d="M9350 7800v1500" svg:viewBox="0 0 1 1501">
          <text:p/>
        </draw:connector>
        <draw:custom-shape draw:style-name="gr3" draw:text-style-name="P1" xml:id="id5" draw:id="id5" draw:layer="layout" svg:width="6.8cm" svg:height="1.8cm" svg:x="9.5cm" svg:y="17.2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6" draw:id="id6" draw:layer="layout" svg:width="7.2cm" svg:height="2cm" svg:x="8.9cm" svg:y="19.9cm">
          <text:p text:style-name="P1">Wynik = wynik +liczba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1.6cm" svg:y1="15.4cm" svg:x2="13.75cm" svg:y2="17.2cm" draw:start-shape="id4" draw:start-glue-point="7" draw:end-shape="id5" draw:end-glue-point="4" svg:d="M11600 15400h2150v1800" svg:viewBox="0 0 2151 1801">
          <text:p text:style-name="P1">TAK</text:p>
        </draw:connector>
        <draw:connector draw:style-name="gr4" draw:text-style-name="P2" draw:layer="layout" draw:type="line" svg:x1="12.05cm" svg:y1="19cm" svg:x2="12.5cm" svg:y2="19.9cm" draw:start-shape="id5" draw:start-glue-point="7" draw:end-shape="id6" svg:d="M12050 19000l450 900" svg:viewBox="0 0 451 901">
          <text:p/>
        </draw:connector>
        <draw:custom-shape draw:style-name="gr5" draw:text-style-name="P1" xml:id="id7" draw:id="id7" draw:layer="layout" svg:width="5.5cm" svg:height="2cm" svg:x="10.6cm" svg:y="22.9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5cm" svg:y1="21.9cm" svg:x2="13.35cm" svg:y2="22.9cm" draw:start-shape="id6" draw:start-glue-point="2" draw:end-shape="id7" draw:end-glue-point="0" svg:d="M12500 21900l850 1000" svg:viewBox="0 0 851 1001">
          <text:p/>
        </draw:connector>
        <draw:connector draw:style-name="gr9" draw:text-style-name="P1" draw:layer="layout" svg:x1="9.45cm" svg:y1="13.2cm" svg:x2="16.1cm" svg:y2="23.9cm" draw:start-shape="id4" draw:start-glue-point="4" draw:end-shape="id7" draw:end-glue-point="1" svg:d="M9450 13200v-501h7151v11201h-501" svg:viewBox="0 0 7152 11202">
          <text:p/>
        </draw:connector>
        <draw:custom-shape draw:style-name="gr3" draw:text-style-name="P1" xml:id="id8" draw:id="id8" draw:layer="layout" svg:width="6.8cm" svg:height="1.8cm" svg:x="1.7cm" svg:y="17.4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7.3cm" svg:y1="15.4cm" svg:x2="5.1cm" svg:y2="17.4cm" draw:start-shape="id4" draw:start-glue-point="5" draw:end-shape="id8" svg:d="M7300 15400h-2200v2000" svg:viewBox="0 0 2201 2001">
          <text:p text:style-name="P1">NIE</text:p>
        </draw:connector>
        <draw:connector draw:style-name="gr4" draw:text-style-name="P2" draw:layer="layout" draw:type="line" svg:x1="4.25cm" svg:y1="19.2cm" svg:x2="4.45cm" svg:y2="22.2cm" draw:start-shape="id8" draw:start-glue-point="7" draw:end-shape="id9" svg:d="M4250 19200l200 3000" svg:viewBox="0 0 2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6.902825189</meta:creation-date>
    <dc:date>2019-11-20T07:45:15.352611700</dc:date>
    <meta:editing-duration>PT7M8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